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2.098cm" fo:min-width="14.37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1.938cm" fo:min-width="10.13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1.938cm" fo:min-width="9.81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dbb6" draw:textarea-horizontal-align="justify" draw:textarea-vertical-align="middle" draw:auto-grow-height="false" fo:min-height="1.938cm" fo:min-width="3.31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0.648cm" fo:min-width="2.63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1.303cm" fo:min-width="5.81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986cm" fo:min-width="2.959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dbb6" draw:opacity="100%" draw:textarea-horizontal-align="justify" draw:textarea-vertical-align="middle" draw:auto-grow-height="false" fo:min-height="1.831cm" fo:min-width="2.727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dbb6" draw:textarea-horizontal-align="justify" draw:textarea-vertical-align="middle" draw:auto-grow-height="false" fo:min-height="0.648cm" fo:min-width="2.63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2.958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ffb66c" draw:textarea-horizontal-align="justify" draw:textarea-vertical-align="middle" draw:auto-grow-height="false" fo:min-height="3.526cm" fo:min-width="4.013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860d" draw:textarea-horizontal-align="justify" draw:textarea-vertical-align="middle" draw:auto-grow-height="false" fo:min-height="0.858cm" fo:min-width="11.754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ec9ba4" draw:textarea-horizontal-align="justify" draw:textarea-vertical-align="middle" draw:auto-grow-height="false" fo:min-height="0.986cm" fo:min-width="5.181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afd095" draw:textarea-horizontal-align="justify" draw:textarea-vertical-align="middle" draw:auto-grow-height="false" fo:min-height="8.194cm" fo:min-width="3.52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e8f2a1" draw:textarea-horizontal-align="justify" draw:textarea-vertical-align="middle" draw:auto-grow-height="false" fo:min-height="0.538cm" fo:min-width="1.053cm" fo:padding-top="0.142cm" fo:padding-bottom="0.142cm" fo:padding-left="0.267cm" fo:padding-right="0.267cm"/>
      <style:paragraph-properties style:writing-mode="lr-tb"/>
    </style:style>
    <style:style style:name="gr17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P1" style:family="paragraph">
      <style:paragraph-properties fo:text-align="center"/>
      <style:text-properties fo:font-style="normal" style:font-style-asian="normal" style:font-style-complex="normal"/>
    </style:style>
    <style:style style:name="P2" style:family="paragraph">
      <loext:graphic-properties draw:fill="solid" draw:fill-color="#ffffff"/>
      <style:paragraph-properties fo:text-align="center"/>
      <style:text-properties fo:font-style="normal" style:font-style-asian="normal" style:font-style-complex="normal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ffdbb6"/>
      <style:paragraph-properties fo:text-align="center"/>
    </style:style>
    <style:style style:name="P7" style:family="paragraph">
      <loext:graphic-properties draw:fill="solid" draw:fill-color="#cccccc"/>
      <style:paragraph-properties fo:text-align="center"/>
      <style:text-properties fo:font-style="normal" style:font-style-asian="normal" style:font-style-complex="normal"/>
    </style:style>
    <style:style style:name="P8" style:family="paragraph">
      <loext:graphic-properties draw:fill="solid" draw:fill-color="#b4c7dc"/>
      <style:paragraph-properties fo:text-align="center"/>
      <style:text-properties fo:font-style="normal" style:font-style-asian="normal" style:font-style-complex="normal"/>
    </style:style>
    <style:style style:name="P9" style:family="paragraph">
      <loext:graphic-properties draw:fill="solid" draw:fill-color="#ec9ba4"/>
      <style:paragraph-properties fo:text-align="center"/>
      <style:text-properties fo:font-style="normal" style:font-style-asian="normal" style:font-style-complex="normal"/>
    </style:style>
    <style:style style:name="P10" style:family="paragraph">
      <loext:graphic-properties draw:fill="solid" draw:fill-color="#ffdbb6" draw:opacity="100%"/>
      <style:paragraph-properties fo:text-align="center"/>
    </style:style>
    <style:style style:name="P11" style:family="paragraph">
      <loext:graphic-properties draw:fill="solid" draw:fill-color="#ffdbb6"/>
      <style:paragraph-properties fo:text-align="center"/>
      <style:text-properties fo:font-style="normal" style:font-style-asian="normal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13" style:family="paragraph">
      <loext:graphic-properties draw:fill="solid" draw:fill-color="#ffb66c"/>
      <style:paragraph-properties fo:text-align="center"/>
    </style:style>
    <style:style style:name="P14" style:family="paragraph">
      <loext:graphic-properties draw:fill="solid" draw:fill-color="#ff860d"/>
      <style:paragraph-properties fo:text-align="center"/>
      <style:text-properties fo:font-style="normal" style:font-style-asian="normal" style:font-style-complex="normal"/>
    </style:style>
    <style:style style:name="P15" style:family="paragraph">
      <loext:graphic-properties draw:fill="solid" draw:fill-color="#afd095"/>
      <style:paragraph-properties fo:text-align="center"/>
    </style:style>
    <style:style style:name="P16" style:family="paragraph">
      <loext:graphic-properties draw:fill="solid" draw:fill-color="#e8f2a1"/>
      <style:paragraph-properties fo:text-align="center"/>
      <style:text-properties fo:font-style="normal" style:font-style-asian="normal" style:font-style-complex="normal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91cm" svg:height="12.382cm" svg:x="1.647cm" svg:y="1.875cm">
          <text:p text:style-name="P1"><text:span text:style-name="T1">virtual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0.665cm" svg:height="2.222cm" svg:x="5.892cm" svg:y="11.055cm">
          <text:p text:style-name="P3">VFS (Path, Partition...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0.347cm" svg:height="2.222cm" svg:x="6.21cm" svg:y="9.37cm">
          <text:p text:style-name="P3">driver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52cm" svg:height="2.222cm" svg:x="12.07cm" svg:y="7.705cm">
          <text:p text:style-name="P3">USTAR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64cm" svg:height="0.932cm" draw:transform="rotate (1.56241874638532) translate (6.562cm 9.841cm)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64cm" svg:height="0.932cm" draw:transform="rotate (1.56241874638532) translate (7.662cm 9.841cm)">
          <text:p text:style-name="P1"><text:span text:style-name="T1">scree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64cm" svg:height="0.932cm" draw:transform="rotate (1.56241874638532) translate (8.762cm 9.841cm)">
          <text:p text:style-name="P1"><text:span text:style-name="T1">beep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64cm" svg:height="0.932cm" draw:transform="rotate (1.56241874638532) translate (9.862cm 9.841cm)">
          <text:p text:style-name="P1"><text:span text:style-name="T1">c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164cm" svg:height="0.932cm" draw:transform="rotate (1.56241874638532) translate (10.962cm 9.841cm)">
          <text:p text:style-name="P1"><text:span text:style-name="T1">etc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5cm" svg:height="1.587cm" svg:x="2.6cm" svg:y="3.78cm">
          <text:p text:style-name="P1"><text:span text:style-name="T1">virtual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1" draw:id="id1" draw:layer="layout" svg:width="3.493cm" svg:height="1.27cm" svg:x="2.2cm" svg:y="11.737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3" draw:id="id3" draw:layer="layout" svg:width="3.261cm" svg:height="2.115cm" draw:transform="rotate (1.5707963267949) translate (12.458cm 8.071cm)">
          <text:p text:style-name="P3">user</text:p>
          <text:p text:style-name="P3">progra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.164cm" svg:height="0.932cm" draw:transform="rotate (1.56241874638532) translate (14.962cm 8.041cm)">
          <text:p text:style-name="P1"><text:span text:style-name="T1">user 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492cm" svg:height="1.27cm" svg:x="2.3cm" svg:y="2.052cm">
          <text:p text:style-name="P1"><text:span text:style-name="T1">Kernel sp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.547cm" svg:height="3.81cm" svg:x="17.657cm" svg:y="1.952cm">
          <text:p text:style-name="P3">libru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12.288cm" svg:height="1.142cm" draw:transform="rotate (1.5707963267949) translate (16.557cm 14.24cm)">
          <text:p text:style-name="P1"><text:span text:style-name="T1">syscall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5.715cm" svg:height="1.27cm" draw:transform="rotate (-1.5702727280193) translate (5.491cm 6.315cm)">
          <text:p text:style-name="P1"><text:span text:style-name="T1">process </text:span><text:span text:style-name="T1">abstrac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715cm" svg:height="1.27cm" draw:transform="rotate (-1.5702727280193) translate (3.791cm 6.315cm)">
          <text:p text:style-name="P1"><text:span text:style-name="T1">PRNG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2" draw:id="id2" draw:layer="layout" svg:width="4.059cm" svg:height="8.478cm" svg:x="18.145cm" svg:y="5.762cm">
          <text:p text:style-name="P3">User sp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3" draw:layer="layout" svg:x1="3.946cm" svg:y1="13.007cm" svg:x2="20.174cm" svg:y2="14.24cm" draw:start-shape="id1" draw:start-glue-point="2" draw:end-shape="id2" draw:end-glue-point="2" svg:d="M3946 13007v1751h16228v-518" svg:viewBox="0 0 16229 1752">
          <text:p/>
        </draw:connector>
        <draw:custom-shape draw:style-name="gr16" draw:text-style-name="P16" xml:id="id4" draw:id="id4" draw:layer="layout" svg:width="1.587cm" svg:height="0.822cm" svg:x="8.18cm" svg:y="5.645cm">
          <text:p text:style-name="P1"><text:span text:style-name="T1">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7" draw:layer="layout" svg:x1="12.458cm" svg:y1="6.441cm" svg:x2="9.767cm" svg:y2="6.056cm" draw:start-shape="id3" draw:start-glue-point="0" draw:end-shape="id4" draw:end-glue-point="1" svg:d="M12458 6441h-1346v-385h-1345" svg:viewBox="0 0 2692 386">
          <text:p/>
        </draw:connector>
        <draw:connector draw:style-name="gr18" draw:text-style-name="P17" draw:layer="layout" svg:x1="8.18cm" svg:y1="6.056cm" svg:x2="4.856cm" svg:y2="6.315cm" draw:start-shape="id4" draw:start-glue-point="3" draw:end-shape="id5" draw:end-glue-point="3" svg:d="M8180 6056h-1344v-259h-1980v518" svg:viewBox="0 0 3325 519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0T15:15:00.400262953</meta:creation-date>
    <dc:date>2021-05-20T16:14:32.229884711</dc:date>
    <meta:editing-duration>PT11M36S</meta:editing-duration>
    <meta:editing-cycles>6</meta:editing-cycles>
    <meta:generator>LibreOffice/7.1.3.2$Linux_X86_64 LibreOffice_project/10$Build-2</meta:generator>
    <meta:document-statistic meta:object-count="23"/>
  </office:meta>
</office:document-meta>
</file>